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table>
      <mtr>
        <mtd>
          <mrow>
            <mrow>
              <msub>
                <mi>C</mi>
                <mi>g</mi>
              </msub>
              <mo stretchy="false">=</mo>
              <mfrac>
                <mi mathvariant="italic">Qg</mi>
                <mrow>
                  <msub>
                    <mi>V</mi>
                    <mi mathvariant="italic">DD</mi>
                  </msub>
                  <mo stretchy="false">−</mo>
                  <msub>
                    <mi>V</mi>
                    <mi mathvariant="italic">BootDiode</mi>
                  </msub>
                </mrow>
              </mfrac>
              <mo stretchy="false">=</mo>
              <mfrac>
                <mrow>
                  <mn>50</mn>
                  <mi mathvariant="italic">nC</mi>
                </mrow>
                <mrow>
                  <mn>12</mn>
                  <mrow>
                    <mi>V</mi>
                    <mo stretchy="false">−</mo>
                    <mn>0.865</mn>
                  </mrow>
                  <mi>V</mi>
                </mrow>
              </mfrac>
              <mo stretchy="false">=</mo>
              <mn>4.490345757</mn>
            </mrow>
            <mi mathvariant="italic">nF</mi>
          </mrow>
        </mtd>
      </mtr>
      <mtr>
        <mtd>
          <mrow/>
        </mtd>
      </mtr>
      <mtr>
        <mtd>
          <mrow>
            <mrow>
              <msub>
                <mi>C</mi>
                <mi mathvariant="italic">boot</mi>
              </msub>
              <mo stretchy="false">≥</mo>
              <mrow>
                <mn>10</mn>
                <mo stretchy="false">×</mo>
                <msub>
                  <mi>C</mi>
                  <mi>g</mi>
                </msub>
              </mrow>
              <mo stretchy="false">≈</mo>
              <mn>47</mn>
            </mrow>
            <mi mathvariant="italic">nF</mi>
          </mrow>
        </mtd>
      </mtr>
      <mtr>
        <mtd>
          <mrow>
            <msub>
              <mi>C</mi>
              <mi mathvariant="italic">VDD</mi>
            </msub>
            <mo stretchy="false">≥</mo>
            <mrow>
              <mn>10</mn>
              <mo stretchy="false">×</mo>
              <msub>
                <mi>C</mi>
                <mi mathvariant="italic">boot</mi>
              </msub>
            </mrow>
          </mrow>
        </mtd>
      </mtr>
      <mtr>
        <mtd>
          <mrow/>
        </mtd>
      </mtr>
      <mtr>
        <mtd>
          <mrow>
            <mrow>
              <msub>
                <mi>I</mi>
                <mi mathvariant="italic">pk</mi>
              </msub>
              <mo stretchy="false">=</mo>
              <mfrac>
                <mrow>
                  <msub>
                    <mi>V</mi>
                    <mi mathvariant="italic">DD</mi>
                  </msub>
                  <mo stretchy="false">−</mo>
                  <msub>
                    <mi>V</mi>
                    <mi mathvariant="italic">BootDiode</mi>
                  </msub>
                </mrow>
                <msub>
                  <mi>R</mi>
                  <mi mathvariant="italic">boot</mi>
                </msub>
              </mfrac>
              <mo stretchy="false">=</mo>
              <mfrac>
                <mrow>
                  <mn>12</mn>
                  <mrow>
                    <mi>V</mi>
                    <mo stretchy="false">−</mo>
                    <mn>0.865</mn>
                  </mrow>
                  <mi>V</mi>
                </mrow>
                <mrow>
                  <mn>2.2</mn>
                  <mi>Ω</mi>
                </mrow>
              </mfrac>
              <mo stretchy="false">=</mo>
              <mn>5.061</mn>
            </mrow>
            <mover accent="true">
              <mn>36</mn>
              <mo stretchy="false">¯</mo>
            </mover>
            <mi>A</mi>
          </mrow>
        </mtd>
      </mtr>
      <mtr>
        <mtd>
          <mrow>
            <mrow>
              <msub>
                <mi>t</mi>
                <mi mathvariant="italic">boot</mi>
              </msub>
              <mo stretchy="false">=</mo>
              <mfrac>
                <mrow>
                  <msub>
                    <mi>R</mi>
                    <mi mathvariant="italic">boot</mi>
                  </msub>
                  <mo stretchy="false">×</mo>
                  <msub>
                    <mi>C</mi>
                    <mi mathvariant="italic">boot</mi>
                  </msub>
                </mrow>
                <mrow>
                  <mi mathvariant="italic">Duty</mi>
                  <mi mathvariant="italic">Cycle</mi>
                </mrow>
              </mfrac>
              <mo stretchy="false">=</mo>
              <mfrac>
                <mrow>
                  <mn>2.2</mn>
                  <mrow>
                    <mi>Ω</mi>
                    <mo stretchy="false">×</mo>
                    <mn>47</mn>
                  </mrow>
                  <mi mathvariant="italic">nF</mi>
                </mrow>
                <mrow>
                  <mn>25</mn>
                  <mtext>%</mtext>
                </mrow>
              </mfrac>
              <mo stretchy="false">=</mo>
              <mn>413.6</mn>
            </mrow>
            <mi mathvariant="italic">ns</mi>
          </mrow>
        </mtd>
      </mtr>
    </mtable>
    <annotation encoding="StarMath 5.0">C_{g} = frac{Qg}{V_{DD} - V_{BootDiode}} = frac{50nC}{12V - 0.865V} = 4.490345757nF newline newline
C_{boot} &gt;= 10 times C_{g} approx 47nF newline
C_{VDD} &gt;= 10 times C_{boot} newline newline
I_{pk} = frac {V_{DD} - V_{BootDiode}} {R_{boot}} = frac {12V - 0.865V} {2.2 Ω} = 5.061 bar 36 A newline
t_{boot} = frac {R_{boot} times C_{boot}} {Duty Cycle} = frac {2.2Ω times 47nF} {25%} = 413.6ns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7T10:50:57.248859268</meta:creation-date>
    <dc:date>2025-10-17T14:54:49.933076988</dc:date>
    <meta:editing-duration>PT36M5S</meta:editing-duration>
    <meta:editing-cycles>12</meta:editing-cycles>
    <meta:generator>LibreOffice/25.8.2.2$Linux_X86_64 LibreOffice_project/580$Build-2</meta:generator>
  </office:meta>
</office:document-meta>
</file>